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13a3" officeooo:paragraph-rsid="001713a3"/>
    </style:style>
    <style:style style:name="P2" style:family="paragraph" style:parent-style-name="Standard">
      <style:text-properties officeooo:rsid="00184a78" officeooo:paragraph-rsid="00184a78"/>
    </style:style>
    <style:style style:name="T1" style:family="text">
      <style:text-properties officeooo:rsid="0019c5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Tell me about yourself.</text:p>
      <text:p text:style-name="P1"><text:tab/>I am from India. I did my undergrad in Anna University in Electronics and Communication Engineering. I graduated in 2014 and worked as an automation engineer in Accenture from 2014 until summer of 2017 during which I gained a strong analytical skillset. I was a team player in my previous job, helping form a new team at a new location managing all the knowledge transfers which continued for all the new employees for 2 years of my job. I loved my job mainly because of the sheer number of issues to troubleshoot every day, as i love to solve puzzles. I wanted to expand my horizon, due to which I decided to do my graduate degree in Canada, one of the best countries, and my current favorite. I am taking courses related to computer networks, machine learning, database systems, to have a general idea of an area to work in future.</text:p>
      <text:p text:style-name="P1"/>
      <text:p text:style-name="P1">2. why are you interested in working for us?</text:p>
      <text:p text:style-name="P1"><text:tab/>There are two reasons for that. Realtor.com operated by Move Inc. Has seen tremendous growth <text:s/>as soon as it was first found. Online reviews about the company indicates an excellent work condition and opputunity to learn. Arul ji words.</text:p>
      <text:p text:style-name="P1"/>
      <text:p text:style-name="P1">3. Time you worked under tight deadline?</text:p>
      <text:p text:style-name="P1"><text:tab/>production weekend.</text:p>
      <text:p text:style-name="P1"/>
      <text:p text:style-name="P1">4. Why should we hire you?</text:p>
      <text:p text:style-name="P1"><text:tab/><text:span text:style-name="T1">I am a goal oriented person with thirst for challenging problems to solve. Issue resolution is one of my most favorite part of work and I am good at it. All positions in any company needs solutions for enhancement to be efficient, which is where my problem solving skill would come in handy.</text:span></text:p>
      <text:p text:style-name="P1"/>
      <text:p text:style-name="P2">5. Long term goals?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09:42:35.054354603</meta:creation-date>
    <dc:date>2018-05-28T12:32:15.389177046</dc:date>
    <meta:editing-duration>PT9M38S</meta:editing-duration>
    <meta:editing-cycles>1</meta:editing-cycles>
    <meta:document-statistic meta:table-count="0" meta:image-count="0" meta:object-count="0" meta:page-count="1" meta:paragraph-count="9" meta:word-count="276" meta:character-count="1537" meta:non-whitespace-character-count="1265"/>
    <meta:generator>LibreOffice/6.0.3.2$Linux_X86_64 LibreOffice_project/00m0$Build-2</meta:generator>
  </office:meta>
</office:document-meta>
</file>